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04" calcext:value-type="float">
            <text:p>167.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5712" calcext:value-type="float">
            <text:p>167.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2288" calcext:value-type="float">
            <text:p>167.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6088" calcext:value-type="float">
            <text:p>167.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464" calcext:value-type="float">
            <text:p>166.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2936" calcext:value-type="float">
            <text:p>166.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7968" calcext:value-type="float">
            <text:p>165.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352" calcext:value-type="float">
            <text:p>165.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54" calcext:value-type="float">
            <text:p>165.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828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3312" calcext:value-type="float">
            <text:p>165.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